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UtilityStatement-2.1" table:style-name="ta1" table:print-ranges="A1:AF2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UtilityStatement">
            <text:p>UtilityStatement</text:p>
          </table:table-cell>
          <table:table-cell table:style-name="ce8" office:value-type="string" office:string-value="Utility Statement. Details">
            <text:p>Utility Statement. Details</text:p>
          </table:table-cell>
          <table:table-cell table:style-name="ce8" office:value-type="string" office:string-value=""/>
          <table:table-cell table:style-name="ce8" office:value-type="string" office:string-value="Utility Statement">
            <text:p>Utility Statemen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supplement to an Invoice or Credit Note, containing information on the consumption of services provided by utility suppliers to private and public customers, including electricity, gas, water, and telephone services.">
            <text:p>A supplement to an Invoice or Credit Note, containing information on the consumption of services provided by utility suppliers to private and public customers, including electricity, gas, water, and telephone services.</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refined definition (removed OIOUBL) ">
            <text:p>refined definition (removed OIOUBL)</text:p>
            <text:p/>
          </table:table-cell>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Utility Statement. UBL Version Identifier. Identifier">
            <text:p>Utility Statement. UBL Version Identifier. Identifier</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
            <text:p>2.0</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Utility Statement. Customization Identifier. Identifier">
            <text:p>Utility Statement. Customization Identifier. Identifier</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OIOUBL-2.02">
            <text:p>OIOUBL-2.02</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Utility Statement. Profile Identifier. Identifier">
            <text:p>Utility Statement. Profile Identifier. Identifier</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Reference-Utility-1.0">
            <text:p>Reference-Utility-1.0</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Utility Statement. Profile Execution Identifier. Identifier">
            <text:p>Utility Statement. Profile Execution Identifier. Identifier</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Utility Statement. Identifier">
            <text:p>Utility Statement. Identifier</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office:value-type="string" table:style-name="ce9" office:string-value="61014906x-1">
            <text:p>61014906x-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Utility Statement. Copy_ Indicator. Indicator">
            <text:p>Utility Statement. Copy_ Indicator. Indicator</text:p>
          </table:table-cell>
          <table:table-cell table:style-name="ce9" office:value-type="string" office:string-value=""/>
          <table:table-cell office:value-type="string" table:style-name="ce9" office:string-value="Utility Statement">
            <text:p>Utility Statemen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Utility Statement. UUID. Identifier">
            <text:p>Utility Statement. UUID. Identifier</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office:value-type="string" table:style-name="ce9" office:string-value="9756b4d0-8815-1029-857a-e388fe63f499">
            <text:p>9756b4d0-8815-1029-857a-e388fe63f499</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Utility Statement. Issue Date. Date">
            <text:p>Utility Statement. Issue Date. Date</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office:value-type="string" table:style-name="ce9" office:string-value="2007-12-12">
            <text:p>2007-12-12</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Utility Statement. Issue Time. Time">
            <text:p>Utility Statement. Issue Time. Time</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office:value-type="string" table:style-name="ce9" office:string-value="12:32:56">
            <text:p>12:32:56</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UtilityStatementTypeCode">
            <text:p>UtilityStatementTypeCode</text:p>
          </table:table-cell>
          <table:table-cell office:value-type="string" table:style-name="ce9" office:string-value="Utility Statement. Utility Statement Type Code. Code">
            <text:p>Utility Statement. Utility Statement Type Code. Code</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Utility Statement Type">
            <text:p>Utility Statement Type</text:p>
          </table:table-cell>
          <table:table-cell office:value-type="string" table:style-name="ce9" office:string-value="Code">
            <text:p>Code</text:p>
          </table:table-cell>
          <table:table-cell office:value-type="string" table:style-name="ce11" table:formula="of:=IF([.F12]&lt;&gt;&quot;&quot;;CONCATENATE([.F12];&quot; &quot;;[.G12]);[.G12])" office:string-value="Utility Statement Type Code">
            <text:p>Utility Statement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2]&lt;&gt;&quot;&quot;;CONCATENATE([.J12];&quot;_ &quot;;[.I12];&quot;. Type&quot;);CONCATENATE([.I12];&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 code signifying the type of Utility Statement.">
            <text:p>A code signifying the type of Utility Statement.</text:p>
          </table:table-cell>
          <table:table-cell office:value-type="string" table:style-name="ce9" office:string-value="Electricity">
            <text:p>Electricity</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9" office:string-value="Utility Statement. Note. Text">
            <text:p>Utility Statement. Note. Text</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office:value-type="string" table:style-name="ce9" office:string-value="Concerning account remark">
            <text:p>Concerning account remark</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DocumentCurrencyCode">
            <text:p>DocumentCurrencyCode</text:p>
          </table:table-cell>
          <table:table-cell office:value-type="string" table:style-name="ce9" office:string-value="Utility Statement. Document_ Currency Code. Code">
            <text:p>Utility Statement. Document_ Currency Code. Code</text:p>
          </table:table-cell>
          <table:table-cell table:style-name="ce9" office:value-type="string" office:string-value=""/>
          <table:table-cell office:value-type="string" table:style-name="ce9" office:string-value="Utility Statement">
            <text:p>Utility Statement</text:p>
          </table:table-cell>
          <table:table-cell office:value-type="string" table:style-name="ce9" office:string-value="Document">
            <text:p>Document</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4]&lt;&gt;&quot;&quot;;CONCATENATE([.F14];&quot; &quot;;[.G14]);[.G14])"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4]&lt;&gt;&quot;&quot;;CONCATENATE([.J14];&quot;_ &quot;;[.I14];&quot;. Type&quot;);CONCATENATE([.I14];&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AccountingCostCode">
            <text:p>AccountingCostCode</text:p>
          </table:table-cell>
          <table:table-cell office:value-type="string" table:style-name="ce9" office:string-value="Utility Statement. Accounting Cost Code. Code">
            <text:p>Utility Statement. Accounting Cost Code. Code</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Accounting Cost">
            <text:p>Accounting Cost</text:p>
          </table:table-cell>
          <table:table-cell office:value-type="string" table:style-name="ce9" office:string-value="Code">
            <text:p>Code</text:p>
          </table:table-cell>
          <table:table-cell office:value-type="string" table:style-name="ce11" table:formula="of:=IF([.F15]&lt;&gt;&quot;&quot;;CONCATENATE([.F15];&quot; &quot;;[.G15]);[.G15])" office:string-value="Accounting Cost Code">
            <text:p>Accounting Cost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5]&lt;&gt;&quot;&quot;;CONCATENATE([.J15];&quot;_ &quot;;[.I15];&quot;. Type&quot;);CONCATENATE([.I15];&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buyer's accounting cost code, applied to the UtilityStatement.">
            <text:p>The buyer's accounting cost code, applied to the UtilityStatement.</text:p>
          </table:table-cell>
          <table:table-cell office:value-type="string" table:style-name="ce9" office:string-value="5050.0">
            <text:p>5050.0</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AccountingCost">
            <text:p>AccountingCost</text:p>
          </table:table-cell>
          <table:table-cell office:value-type="string" table:style-name="ce9" office:string-value="Utility Statement. Accounting Cost. Text">
            <text:p>Utility Statement. Accounting Cost. Text</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Accounting">
            <text:p>Accounting</text:p>
          </table:table-cell>
          <table:table-cell office:value-type="string" table:style-name="ce9" office:string-value="Cost">
            <text:p>Cost</text:p>
          </table:table-cell>
          <table:table-cell office:value-type="string" table:style-name="ce11" table:formula="of:=IF([.F16]&lt;&gt;&quot;&quot;;CONCATENATE([.F16];&quot; &quot;;[.G16]);[.G16])" office:string-value="Accounting Cost">
            <text:p>Accounting Cost</text:p>
          </table:table-cell>
          <table:table-cell office:value-type="string" table:style-name="ce9" office:string-value="Text">
            <text:p>Text</text:p>
          </table:table-cell>
          <table:table-cell table:style-name="ce9" office:value-type="string" office:string-value=""/>
          <table:table-cell office:value-type="string" table:style-name="ce11" table:formula="of:=IF([.J16]&lt;&gt;&quot;&quot;;CONCATENATE([.J16];&quot;_ &quot;;[.I16];&quot;. Type&quot;);CONCATENATE([.I16];&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buyer's accounting cost code, applied to the UtilityStatement, expressed as text.">
            <text:p>The buyer's accounting cost code, applied to the UtilityStatement, expressed as tex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ParentDocumentReference">
            <text:p>ParentDocumentReference</text:p>
          </table:table-cell>
          <table:table-cell table:style-name="ce10" office:value-type="string" office:string-value="Utility Statement. Parent_ Document Reference. Document Reference">
            <text:p>Utility Statement. Parent_ Document Reference. Document Reference</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Parent">
            <text:p>Parent</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 reference to the parent Invoice or Credit Note.">
            <text:p>A reference to the parent Invoice or Credit Not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AdditionalDocumentReference">
            <text:p>AdditionalDocumentReference</text:p>
          </table:table-cell>
          <table:table-cell table:style-name="ce10" office:value-type="string" office:string-value="Utility Statement. Additional_ Document Reference. Document Reference">
            <text:p>Utility Statement. Additional_ Document Reference. Document Reference</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8]"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ignature">
            <text:p>Signature</text:p>
          </table:table-cell>
          <table:table-cell table:style-name="ce10" office:value-type="string" office:string-value="Utility Statement. Signature">
            <text:p>Utility Statement. Signature</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enderParty">
            <text:p>SenderParty</text:p>
          </table:table-cell>
          <table:table-cell table:style-name="ce10" office:value-type="string" office:string-value="Utility Statement. Sender_ Party. Party">
            <text:p>Utility Statement. Sender_ Party. Party</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20]"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ReceiverParty">
            <text:p>ReceiverParty</text:p>
          </table:table-cell>
          <table:table-cell table:style-name="ce10" office:value-type="string" office:string-value="Utility Statement. Receiver_ Party. Party">
            <text:p>Utility Statement. Receiver_ Party. Party</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1]"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CustomerParty">
            <text:p>CustomerParty</text:p>
          </table:table-cell>
          <table:table-cell table:style-name="ce10" office:value-type="string" office:string-value="Utility Statement. Customer Party">
            <text:p>Utility Statement. Customer Party</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if different from the receiver of the document.">
            <text:p>The buyer, if different from the receiver of the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SubscriberParty">
            <text:p>SubscriberParty</text:p>
          </table:table-cell>
          <table:table-cell table:style-name="ce10" office:value-type="string" office:string-value="Utility Statement. Subscriber_ Party. Party">
            <text:p>Utility Statement. Subscriber_ Party. Party</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Subscriber">
            <text:p>Subscriber</text:p>
          </table:table-cell>
          <table:table-cell table:style-name="ce10" office:value-type="string" office:string-value=""/>
          <table:table-cell table:style-name="ce10" office:value-type="string" office:string-value=""/>
          <table:table-cell table:style-name="ce10" table:formula="of:=[.M23]"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ubscriber (user or receiver of the service), if different from the buyer and from the party receiving this document.">
            <text:p>The subscriber (user or receiver of the service), if different from the buyer and from 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MainOnAccountPayment">
            <text:p>MainOnAccountPayment</text:p>
          </table:table-cell>
          <table:table-cell table:style-name="ce10" office:value-type="string" office:string-value="Utility Statement. Main_ On Account Payment. On Account Payment">
            <text:p>Utility Statement. Main_ On Account Payment. On Account Payment</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Main">
            <text:p>Main</text:p>
          </table:table-cell>
          <table:table-cell table:style-name="ce10" office:value-type="string" office:string-value=""/>
          <table:table-cell table:style-name="ce10" office:value-type="string" office:string-value=""/>
          <table:table-cell table:style-name="ce10" table:formula="of:=[.M24]" office:value-type="string" office:string-value="On Account Payment">
            <text:p>On Account Payment</text:p>
          </table:table-cell>
          <table:table-cell table:style-name="ce10" office:value-type="string" office:string-value="On Account Payment">
            <text:p>On Account Pay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On Account Payment">
            <text:p>On Account Paymen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ayment on an account.">
            <text:p>A payment on an accou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SubscriberConsumption">
            <text:p>SubscriberConsumption</text:p>
          </table:table-cell>
          <table:table-cell table:style-name="ce10" office:value-type="string" office:string-value="Utility Statement. Subscriber Consumption">
            <text:p>Utility Statement. Subscriber Consumption</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Subscriber Consumption">
            <text:p>Subscriber Consumption</text:p>
          </table:table-cell>
          <table:table-cell table:style-name="ce10" office:value-type="string" office:string-value="Subscriber Consumption">
            <text:p>Subscriber Consump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bscriber Consumption">
            <text:p>Subscriber Consumption</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utility statement for a particular consumption point.">
            <text:p>A utility statement for a particular consumption poi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